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73391000583756245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30487164818751629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09222909811506173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22197590933269576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48473690140709194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88318936703842943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2835117094135623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10591679930341778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5422702" text:continue-list="list82835117094135623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7599540838498383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424714"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43883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5437870"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5453514"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432666"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14080584944082682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21125243142200834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95837818037459197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437115"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97562655647078300"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86585050501123284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98943167369439685" text:style-name="L15">
        <text:list-item>
          <text:list>
            <text:list-header>
              <text:p text:style-name="P182">1.5 miles averaging about 9:40/mile and rest 1 min</text:p>
            </text:list-header>
          </text:list>
        </text:list-item>
      </text:list>
      <text:p text:style-name="P24">1 mile in 8:26 and rest 2 min</text:p>
      <text:list xml:id="list681369244412169342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4827424692818170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423543"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884459791286989764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599352163541843717"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15953725555099443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5449729" text:continue-list="list4599352163541843717" text:style-name="L19">
        <text:list-item>
          <text:list>
            <text:list-header>
              <text:p text:style-name="P186">(Pace*HR)=1240</text:p>
            </text:list-header>
          </text:list>
        </text:list-item>
      </text:list>
      <text:list xml:id="list35446160" text:continue-list="list8844597912869897645" text:style-name="L18">
        <text:list-item>
          <text:list>
            <text:list-header>
              <text:p text:style-name="P185">2 miles at 10:46/mile Ave HR= 121 bpm and rest a few minutes</text:p>
            </text:list-header>
          </text:list>
        </text:list-item>
      </text:list>
      <text:list xml:id="list35449377" text:continue-list="list35449729"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544880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87768689218185869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595269351812394201"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25870469342023742"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373137768692794237"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88057968978204038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15568541791232681"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5447121"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44030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41633385785279201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83603785352692065"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52158865477396417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17493297300458997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8327243688756583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70678010813820129" text:style-name="L32">
        <text:list-item>
          <text:list>
            <text:list-header>
              <text:p text:style-name="P196">0.25 miles in 2:54</text:p>
              <text:p text:style-name="P196">1 mile in 9:21 going faster as I ran and ending at around 8:30 pace</text:p>
            </text:list-header>
          </text:list>
        </text:list-item>
      </text:list>
      <text:list xml:id="list744629680912944329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80651602831639757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47553195479126514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3335582139693044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24"><text:span text:style-name="T2"/></text:p>
      <text:p text:style-name="P24"><text:span text:style-name="T2"/></text:p>
      <text:p text:style-name="P24"><text:span text:style-name="T2"/></text:p>
      <text:p text:style-name="P24"><text:span text:style-name="T2">20 or more cemetery loops:</text:span></text:p>
      <text:p text:style-name="P79"><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1802757627720518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8T15:18:13.55</dc:date>
    <dc:creator>James Lombardi</dc:creator>
    <meta:editing-duration>P27DT54M43S</meta:editing-duration>
    <meta:editing-cycles>2012</meta:editing-cycles>
    <meta:generator>OpenOffice/4.1.2$Win32 OpenOffice.org_project/412m3$Build-9782</meta:generator>
    <meta:document-statistic meta:table-count="0" meta:image-count="9" meta:object-count="0" meta:page-count="199" meta:paragraph-count="5790" meta:word-count="62691" meta:character-count="321317"/>
  </office:meta>
</office:document-meta>
</file>